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6269918527466423106"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8403003903912068167"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150501552376063517"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5516025699540230461"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817413416602155758"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3330106529030489457" text:style-name="L6">
        <text:list-item>
          <text:list>
            <text:list-header>
              <text:p text:style-name="P209"><text:span text:style-name="T2">warm up:</text:span> 0.2 mile jog and rest 2 minutes</text:p>
              <text:p text:style-name="P209"><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2771861370660841075"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1537099621422046548"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5542003" text:continue-list="list2771861370660841075"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6416532877704662509"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5514188"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5517200"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5516570" text:continue-numbering="true" text:style-name="L9">
        <text:list-item>
          <text:list>
            <text:list-header>
              <text:p text:style-name="P210">Warm down: <text:span text:style-name="T3">0.25 mile jog home</text:span></text:p>
              <text:p text:style-name="P211"/>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5520431" text:continue-numbering="true" text:style-name="L9">
        <text:list-item>
          <text:list>
            <text:list-header>
              <text:p text:style-name="P211">Time for 4.8 miles: 56: 32, Ave Pace: 11:51/mile, Ave HR:118,-&gt;1399 heartbeats/Mile</text:p>
              <text:p text:style-name="P210">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5536076" text:continue-numbering="true" text:style-name="L9">
        <text:list-item>
          <text:list>
            <text:list-header>
              <text:p text:style-name="P211">Today Oct 13:</text:p>
              <text:p text:style-name="P211">Time for 4.8 miles: 59: 34, Ave Pace: 12:24.5/mile, Ave HR:108.5,-&gt;1345 heartbeats/Mile</text:p>
              <text:p text:style-name="P211">On Thur <text:s/>Oct 8, 2020: </text:p>
              <text:p text:style-name="P211">Time for 4.8 miles: 59: 55, Ave Pace: 12:29/mile, Ave HR:112,-&gt;1398 heartbeats/Mile</text:p>
              <text:p text:style-name="P212">On Oct 8 when going up hill, I ran until my HR was up to 120 bpm and then walked until my HR was 110 bpm and then repeated.</text:p>
              <text:p text:style-name="P212">On Oct 13 when going up hill, I ran until my HR was up to 115 bpm and then walked until my HR was 105 bpm and then repeated.</text:p>
              <text:p text:style-name="P213">On Oct 13 my average rate was faster and heartbeats/mile was lower. Therefore this scheme is better. I should repeat these two workouts and also try the following:</text:p>
              <text:p text:style-name="P212">When going up hill, run until my HR is up to 110 bpm and then walk until my HR is 100 bpm and repeat.</text:p>
              <text:p text:style-name="P213"/>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1238024105745830403"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6875329471826067124"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4642096485616432192"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5521113" text:continue-numbering="true" text:style-name="L12">
        <text:list-item>
          <text:list>
            <text:list-header>
              <text:p text:style-name="P215">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5357102982570428987" text:style-name="L13">
        <text:list-item>
          <text:list>
            <text:list-header>
              <text:p text:style-name="P204">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557565957138266027"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8792365344844798520" text:style-name="L15">
        <text:list-item>
          <text:list>
            <text:list-header>
              <text:p text:style-name="P183">1.5 miles averaging about 9:40/mile and rest 1 min</text:p>
            </text:list-header>
          </text:list>
        </text:list-item>
      </text:list>
      <text:p text:style-name="P24">1 mile in 8:26 and rest 2 min</text:p>
      <text:list xml:id="list2247023758076102259"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7250406450503692546" text:style-name="L17">
        <text:list-item>
          <text:list>
            <text:list-header>
              <text:p text:style-name="P185">5.25 miles on roads and bike paths in Oosterwold</text:p>
              <text:p text:style-name="P205">Average pace: 11:08/mile</text:p>
              <text:p text:style-name="P205">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5539366" text:continue-numbering="true" text:style-name="L17">
        <text:list-item>
          <text:list>
            <text:list-header>
              <text:p text:style-name="P185">5.25 miles on roads and bike paths in Oosterwold</text:p>
              <text:p text:style-name="P205">Average pace: 9:52/mile</text:p>
              <text:p text:style-name="P205">Warm down: 0.25 miles</text:p>
            </text:list-header>
          </text:list>
        </text:list-item>
      </text:list>
      <text:p text:style-name="P10"/>
      <text:p text:style-name="P24">Tues May 17, 2022 no running</text:p>
      <text:list xml:id="list8370979961704350172"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8653199286399443620"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109216914118741317"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5538904" text:continue-list="list8653199286399443620" text:style-name="L19">
        <text:list-item>
          <text:list>
            <text:list-header>
              <text:p text:style-name="P187">(Pace*HR)=1240</text:p>
            </text:list-header>
          </text:list>
        </text:list-item>
      </text:list>
      <text:list xml:id="list35538396" text:continue-list="list8370979961704350172" text:style-name="L18">
        <text:list-item>
          <text:list>
            <text:list-header>
              <text:p text:style-name="P186">2 miles at 10:46/mile Ave HR= 121 bpm and rest a few minutes</text:p>
            </text:list-header>
          </text:list>
        </text:list-item>
      </text:list>
      <text:list xml:id="list35538101" text:continue-list="list35538904"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5517803"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6165277134322658769"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5246251453229084105"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5885914988615060562" text:style-name="L23">
        <text:list-item>
          <text:list>
            <text:list-header>
              <text:p text:style-name="P206">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1238117228664930199" text:style-name="L24">
        <text:list-item>
          <text:p text:style-name="P214">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runn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7227788689401849735"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2293812274126018723"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5541969" text:continue-numbering="true" text:style-name="L26">
        <text:list-item>
          <text:list>
            <text:list-header>
              <text:p text:style-name="P191">0.1 mile lead in to a 4 mile run</text:p>
              <text:p text:style-name="P207">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5536651"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8114436841865671587"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7383519565670407274"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1498014365007741784"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5089751315694069757"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7105736605297905376"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3128148492781134763" text:style-name="L32">
        <text:list-item>
          <text:list>
            <text:list-header>
              <text:p text:style-name="P197">0.25 miles in 2:54</text:p>
              <text:p text:style-name="P197">1 mile in 9:21 going faster as I ran and ending at around 8:30 pace</text:p>
            </text:list-header>
          </text:list>
        </text:list-item>
      </text:list>
      <text:list xml:id="list8893232570934107060"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1534412746284234667"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2401601833785386266"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3161524894954915223" text:style-name="L36">
        <text:list-item>
          <text:list>
            <text:list-header>
              <text:p text:style-name="P203">1.5 miles on a treadmill including 2 x 0.5 miles in 5:02 and 5:00</text:p>
              <text:p text:style-name="P203">In the afternoon:</text:p>
              <text:p text:style-name="P203">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4835985675384025990"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text:p>
      <text:p text:style-name="P24">Rest 6 minutes</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
      <text:p text:style-name="P24"/>
      <text:p text:style-name="P24"/>
      <text:p text:style-name="P24"><text:soft-page-break/>Tues April 2, 2024 <text:span text:style-name="T2">3.1 miles</text:span></text:p>
      <text:p text:style-name="P24">Warm up: ½ mile to the Wise Center and rest a few minutes</text:p>
      <text:p text:style-name="P24">Run: 2.6 miles continuous running on a treadmill, 1mile in 10:20, ½ mile in about 6:00,</text:p>
      <text:list xml:id="list6843696873976778536" text:style-name="L38">
        <text:list-item>
          <text:list>
            <text:list-header>
              <text:p text:style-name="P202">0.6 miles at about 9:50/mile pace, <text:s/>½ mile in about 6:00</text:p>
            </text:list-header>
          </text:list>
        </text:list-item>
      </text:list>
      <text:p text:style-name="P24"/>
      <text:p text:style-name="P24">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10"/>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oft-page-break/><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oft-page-break/><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7313738550107655519" text:style-name="L39">
        <text:list-item>
          <text:list>
            <text:list-header>
              <text:p text:style-name="P20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3<text:tab/> <text:s text:c="6"/>125</text:p>
      <text:p text:style-name="P24">Time: 33:39, Ave Pace: 10:29/mile, Total ascent: 220 feet</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ext:soft-page-break/>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4-05T15:27:19.10</dc:date>
    <dc:creator>James Lombardi</dc:creator>
    <meta:editing-duration>P28DT21H19M39S</meta:editing-duration>
    <meta:editing-cycles>2131</meta:editing-cycles>
    <meta:generator>OpenOffice/4.1.2$Win32 OpenOffice.org_project/412m3$Build-9782</meta:generator>
    <meta:document-statistic meta:table-count="0" meta:image-count="9" meta:object-count="0" meta:page-count="211" meta:paragraph-count="6162" meta:word-count="66645" meta:character-count="341267"/>
  </office:meta>
</office:document-meta>
</file>